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919347049076620479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38120637302593396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124632852944699494"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248388770433358374"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929312003411821125"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092329667386947672"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44761724798366068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364973512891850108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9531771" text:continue-list="list444761724798366068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81507995602563856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52761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52796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9530722"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9527059"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525186"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770266970278180245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700500379052886943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176596310632076821"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517291"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733612297014729244"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20069034566982460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758520505884413091" text:style-name="L15">
        <text:list-item>
          <text:list>
            <text:list-header>
              <text:p text:style-name="P183">1.5 miles averaging about 9:40/mile and rest 1 min</text:p>
            </text:list-header>
          </text:list>
        </text:list-item>
      </text:list>
      <text:p text:style-name="P24">1 mile in 8:26 and rest 2 min</text:p>
      <text:list xml:id="list604584490964329344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471552446327200732"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525453"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422112600996641808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17235162634523746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712274511908210305"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9537334" text:continue-list="list5172351626345237463" text:style-name="L19">
        <text:list-item>
          <text:list>
            <text:list-header>
              <text:p text:style-name="P187">(Pace*HR)=1240</text:p>
            </text:list-header>
          </text:list>
        </text:list-item>
      </text:list>
      <text:list xml:id="list29539910" text:continue-list="list4221126009966418083" text:style-name="L18">
        <text:list-item>
          <text:list>
            <text:list-header>
              <text:p text:style-name="P186">2 miles at 10:46/mile Ave HR= 121 bpm and rest a few minutes</text:p>
            </text:list-header>
          </text:list>
        </text:list-item>
      </text:list>
      <text:list xml:id="list29516657" text:continue-list="list29537334"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29515856"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086980925857346806"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95902689956895317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394606981050957448"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047694884577864853"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6574794566022938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06197123268670131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29540700"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52440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33304596976095446"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465530643742129832"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07241003023015587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074903648520770842"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729293914919775208"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130240060214988538" text:style-name="L32">
        <text:list-item>
          <text:list>
            <text:list-header>
              <text:p text:style-name="P197">0.25 miles in 2:54</text:p>
              <text:p text:style-name="P197">1 mile in 9:21 going faster as I ran and ending at around 8:30 pace</text:p>
            </text:list-header>
          </text:list>
        </text:list-item>
      </text:list>
      <text:list xml:id="list838112890814514006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10864608128028845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999201528585249738"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194575390119414395"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08978655763840628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900744041036505099"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text:soft-page-break/></text:p>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16T09:26:41.82</dc:date>
    <dc:creator>James Lombardi</dc:creator>
    <meta:editing-duration>P28DT1H18M34S</meta:editing-duration>
    <meta:editing-cycles>2064</meta:editing-cycles>
    <meta:generator>OpenOffice/4.1.2$Win32 OpenOffice.org_project/412m3$Build-9782</meta:generator>
    <meta:document-statistic meta:table-count="0" meta:image-count="9" meta:object-count="0" meta:page-count="205" meta:paragraph-count="5954" meta:word-count="64473" meta:character-count="330304"/>
  </office:meta>
</office:document-meta>
</file>